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4201in"/>
    </style:style>
    <style:style style:name="co7" style:family="table-column">
      <style:table-column-properties fo:break-before="auto" style:column-width="1.5819in"/>
    </style:style>
    <style:style style:name="co8" style:family="table-column">
      <style:table-column-properties fo:break-before="auto" style:column-width="1.3681in"/>
    </style:style>
    <style:style style:name="co9" style:family="table-column">
      <style:table-column-properties fo:break-before="auto" style:column-width="1.2244in"/>
    </style:style>
    <style:style style:name="co10" style:family="table-column">
      <style:table-column-properties fo:break-before="auto" style:column-width="1.4299in"/>
    </style:style>
    <style:style style:name="co11" style:family="table-column">
      <style:table-column-properties fo:break-before="auto" style:column-width="1.2965in"/>
    </style:style>
    <style:style style:name="co12" style:family="table-column">
      <style:table-column-properties fo:break-before="auto" style:column-width="1.4661in"/>
    </style:style>
    <style:style style:name="co13" style:family="table-column">
      <style:table-column-properties fo:break-before="auto" style:column-width="0.878in"/>
    </style:style>
    <style:style style:name="co14" style:family="table-column">
      <style:table-column-properties fo:break-before="auto" style:column-width="0.8972in"/>
    </style:style>
    <style:style style:name="co15" style:family="table-column">
      <style:table-column-properties fo:break-before="auto" style:column-width="1.348in"/>
    </style:style>
    <style:style style:name="co16" style:family="table-column">
      <style:table-column-properties fo:break-before="auto" style:column-width="1.4811in"/>
    </style:style>
    <style:style style:name="co17" style:family="table-column">
      <style:table-column-properties fo:break-before="auto" style:column-width="1.3583in"/>
    </style:style>
    <style:style style:name="co18" style:family="table-column">
      <style:table-column-properties fo:break-before="auto" style:column-width="1.9425in"/>
    </style:style>
    <style:style style:name="co19" style:family="table-column">
      <style:table-column-properties fo:break-before="auto" style:column-width="1.4354in"/>
    </style:style>
    <style:style style:name="co20" style:family="table-column">
      <style:table-column-properties fo:break-before="auto" style:column-width="1.2453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6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order="0.74pt solid #000000"/>
    </style:style>
    <style:style style:name="ce12" style:family="table-cell" style:parent-style-name="Default" style:data-style-name="N11">
      <style:table-cell-properties fo:background-color="transparent"/>
    </style:style>
    <style:style style:name="ce13" style:family="table-cell" style:parent-style-name="Default" style:data-style-name="N11">
      <style:table-cell-properties fo:border="0.74pt solid #000000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22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31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54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8.3201in" svg:height="6.8087in" svg:x="0.2024in" svg:y="13.2657in">
            <draw:object draw:notify-on-update-of-ranges="RESULTS.A18:RESULTS.A19 RESULTS.B18:RESULTS.B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8.3201in" svg:height="6.8087in" svg:x="9.3713in" svg:y="13.1831in">
            <draw:object draw:notify-on-update-of-ranges="RESULTS.A18:RESULTS.A19 RESULTS.C18:RESULTS.C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4" table:default-cell-style-name="ce31"/>
        <table:table-column table:style-name="co11" table:default-cell-style-name="Default"/>
        <table:table-column table:style-name="co12" table:default-cell-style-name="Default"/>
        <table:table-column table:style-name="co13" table:default-cell-style-name="ce31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9" table:default-cell-style-name="Default"/>
        <table:table-column table:style-name="co4" table:default-cell-style-name="ce31"/>
        <table:table-column table:style-name="co20" table:default-cell-style-name="ce31"/>
        <table:table-column table:style-name="co21" table:number-columns-repeated="3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21" table:number-rows-spanned="1">
            <text:p>Relative improvement over the best result of heuristics averaged over 22 instances</text:p>
          </table:table-cell>
          <table:covered-table-cell table:style-name="ce15"/>
          <table:covered-table-cell table:style-name="ce24"/>
          <table:covered-table-cell table:number-columns-repeated="5" table:style-name="ce15"/>
          <table:covered-table-cell table:style-name="ce24"/>
          <table:covered-table-cell table:number-columns-repeated="2" table:style-name="ce15"/>
          <table:covered-table-cell table:style-name="ce24"/>
          <table:covered-table-cell table:number-columns-repeated="7" table:style-name="ce15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bier127</text:p>
          </table:table-cell>
          <table:table-cell table:style-name="ce19" office:value-type="string" calcext:value-type="string">
            <text:p>ch130</text:p>
          </table:table-cell>
          <table:table-cell table:style-name="ce23" office:value-type="string" calcext:value-type="string">
            <text:p>ch150</text:p>
          </table:table-cell>
          <table:table-cell table:style-name="ce19" office:value-type="string" calcext:value-type="string">
            <text:p>d198</text:p>
          </table:table-cell>
          <table:table-cell table:style-name="ce19" office:value-type="string" calcext:value-type="string">
            <text:p>eil101</text:p>
          </table:table-cell>
          <table:table-cell table:style-name="ce19" office:value-type="string" calcext:value-type="string">
            <text:p>gr120</text:p>
          </table:table-cell>
          <table:table-cell table:style-name="ce19" office:value-type="string" calcext:value-type="string">
            <text:p>gr137</text:p>
          </table:table-cell>
          <table:table-cell table:style-name="ce19" office:value-type="string" calcext:value-type="string">
            <text:p>kroA100</text:p>
          </table:table-cell>
          <table:table-cell table:style-name="ce23" office:value-type="string" calcext:value-type="string">
            <text:p>kroA150</text:p>
          </table:table-cell>
          <table:table-cell table:style-name="ce19" office:value-type="string" calcext:value-type="string">
            <text:p>kroB100</text:p>
          </table:table-cell>
          <table:table-cell table:style-name="ce19" office:value-type="string" calcext:value-type="string">
            <text:p>kroB150</text:p>
          </table:table-cell>
          <table:table-cell table:style-name="ce23" office:value-type="string" calcext:value-type="string">
            <text:p>kroC100</text:p>
          </table:table-cell>
          <table:table-cell table:style-name="ce19" office:value-type="string" calcext:value-type="string">
            <text:p>kroD100</text:p>
          </table:table-cell>
          <table:table-cell table:style-name="ce19" office:value-type="string" calcext:value-type="string">
            <text:p>kroE100</text:p>
          </table:table-cell>
          <table:table-cell table:style-name="ce19" office:value-type="string" calcext:value-type="string">
            <text:p>lin105</text:p>
          </table:table-cell>
          <table:table-cell table:style-name="ce19" office:value-type="string" calcext:value-type="string">
            <text:p>pr107</text:p>
          </table:table-cell>
          <table:table-cell table:style-name="ce19" office:value-type="string" calcext:value-type="string">
            <text:p>pr124</text:p>
          </table:table-cell>
          <table:table-cell table:style-name="ce19" office:value-type="string" calcext:value-type="string">
            <text:p>pr136</text:p>
          </table:table-cell>
          <table:table-cell table:style-name="ce19" office:value-type="string" calcext:value-type="string">
            <text:p>pr144</text:p>
          </table:table-cell>
          <table:table-cell table:style-name="ce19" office:value-type="string" calcext:value-type="string">
            <text:p>pr152</text:p>
          </table:table-cell>
          <table:table-cell table:style-name="ce19" office:value-type="string" calcext:value-type="string">
            <text:p>rat195</text:p>
          </table:table-cell>
          <table:table-cell table:style-name="ce19" office:value-type="string" calcext:value-type="string">
            <text:p>rd100</text:p>
          </table:table-cell>
          <table:table-cell table:style-name="ce19" office:value-type="string" calcext:value-type="string">
            <text:p>si175</text:p>
          </table:table-cell>
          <table:table-cell table:style-name="ce19" office:value-type="string" calcext:value-type="string">
            <text:p>u159</text:p>
          </table:table-cell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9"/>
          <table:table-cell table:style-name="ce22" office:value-type="float" office:value="6110.86094968039" calcext:value-type="float">
            <text:p>6110.86094968039</text:p>
          </table:table-cell>
          <table:table-cell table:style-name="ce26" office:value-type="float" office:value="6532.28093314576" calcext:value-type="float">
            <text:p>6532.28093314576</text:p>
          </table:table-cell>
          <table:table-cell table:style-name="ce19"/>
          <table:table-cell table:style-name="ce22" office:value-type="float" office:value="642.309535790602" calcext:value-type="float">
            <text:p>642.309535790602</text:p>
          </table:table-cell>
          <table:table-cell table:style-name="ce22" office:value-type="float" office:value="6942" calcext:value-type="float">
            <text:p>6942</text:p>
          </table:table-cell>
          <table:table-cell table:style-name="ce19"/>
          <table:table-cell table:style-name="ce22" office:value-type="float" office:value="21285.4431815711" calcext:value-type="float">
            <text:p>21285.4431815711</text:p>
          </table:table-cell>
          <table:table-cell table:style-name="ce23"/>
          <table:table-cell table:style-name="ce19" table:number-columns-repeated="2"/>
          <table:table-cell table:style-name="ce26" office:value-type="float" office:value="20750.7625036875" calcext:value-type="float">
            <text:p>20750.7625036875</text:p>
          </table:table-cell>
          <table:table-cell table:style-name="ce22" office:value-type="float" office:value="21294.2908214904" calcext:value-type="float">
            <text:p>21294.2908214904</text:p>
          </table:table-cell>
          <table:table-cell table:style-name="ce19"/>
          <table:table-cell table:style-name="ce22" office:value-type="float" office:value="14382.9959334512" calcext:value-type="float">
            <text:p>14382.9959334512</text:p>
          </table:table-cell>
          <table:table-cell table:style-name="ce19" table:number-columns-repeated="6"/>
          <table:table-cell table:style-name="ce22" office:value-type="float" office:value="7910.39621021501" calcext:value-type="float">
            <text:p>7910.39621021501</text:p>
          </table:table-cell>
          <table:table-cell table:style-name="ce19" table:number-columns-repeated="2"/>
          <table:table-cell table:style-name="ce131" table:number-columns-repeated="3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office:value-type="float" office:value="122527.859093309" calcext:value-type="float">
            <text:p>122527.859093309</text:p>
          </table:table-cell>
          <table:table-cell office:value-type="float" office:value="6290.35582656011" calcext:value-type="float">
            <text:p>6290.35582656011</text:p>
          </table:table-cell>
          <table:table-cell table:style-name="Default" office:value-type="float" office:value="6753.34509089076" calcext:value-type="float">
            <text:p>6753.34509089076</text:p>
          </table:table-cell>
          <table:table-cell office:value-type="float" office:value="16084.461275953" calcext:value-type="float">
            <text:p>16084.461275953</text:p>
          </table:table-cell>
          <table:table-cell office:value-type="float" office:value="665.185957401641" calcext:value-type="float">
            <text:p>665.185957401641</text:p>
          </table:table-cell>
          <table:table-cell office:value-type="float" office:value="7155" calcext:value-type="float">
            <text:p>7155</text:p>
          </table:table-cell>
          <table:table-cell office:value-type="float" office:value="71496.4462589178" calcext:value-type="float">
            <text:p>71496.4462589178</text:p>
          </table:table-cell>
          <table:table-cell office:value-type="float" office:value="21630.3357524438" calcext:value-type="float">
            <text:p>21630.3357524438</text:p>
          </table:table-cell>
          <table:table-cell table:style-name="Default" office:value-type="float" office:value="27299.2361758235" calcext:value-type="float">
            <text:p>27299.2361758235</text:p>
          </table:table-cell>
          <table:table-cell office:value-type="float" office:value="22690.9705308375" calcext:value-type="float">
            <text:p>22690.9705308375</text:p>
          </table:table-cell>
          <table:table-cell office:value-type="float" office:value="26702.6255271639" calcext:value-type="float">
            <text:p>26702.6255271639</text:p>
          </table:table-cell>
          <table:table-cell table:style-name="ce23" office:value-type="float" office:value="20926.3524874931" calcext:value-type="float">
            <text:p>20926.3524874931</text:p>
          </table:table-cell>
          <table:table-cell office:value-type="float" office:value="21684.3979839534" calcext:value-type="float">
            <text:p>21684.3979839534</text:p>
          </table:table-cell>
          <table:table-cell office:value-type="float" office:value="22499.5302828636" calcext:value-type="float">
            <text:p>22499.5302828636</text:p>
          </table:table-cell>
          <table:table-cell table:style-name="ce19" office:value-type="float" office:value="14626.4222722864" calcext:value-type="float">
            <text:p>14626.4222722864</text:p>
          </table:table-cell>
          <table:table-cell office:value-type="float" office:value="45072.168108085" calcext:value-type="float">
            <text:p>45072.168108085</text:p>
          </table:table-cell>
          <table:table-cell office:value-type="float" office:value="59936.5348678197" calcext:value-type="float">
            <text:p>59936.5348678197</text:p>
          </table:table-cell>
          <table:table-cell office:value-type="float" office:value="101820.559181615" calcext:value-type="float">
            <text:p>101820.559181615</text:p>
          </table:table-cell>
          <table:table-cell office:value-type="float" office:value="59334.5004365251" calcext:value-type="float">
            <text:p>59334.5004365251</text:p>
          </table:table-cell>
          <table:table-cell table:style-name="Default" office:value-type="float" office:value="73840.6639992032" calcext:value-type="float">
            <text:p>73840.6639992032</text:p>
          </table:table-cell>
          <table:table-cell table:style-name="Default" office:value-type="float" office:value="2520.96473011101" calcext:value-type="float">
            <text:p>2520.96473011101</text:p>
          </table:table-cell>
          <table:table-cell table:style-name="ce19" office:value-type="float" office:value="8115.63423178532" calcext:value-type="float">
            <text:p>8115.63423178532</text:p>
          </table:table-cell>
          <table:table-cell office:value-type="float" office:value="21683" calcext:value-type="float">
            <text:p>21683</text:p>
          </table:table-cell>
          <table:table-cell office:value-type="float" office:value="44426.5104279153" calcext:value-type="float">
            <text:p>44426.5104279153</text:p>
          </table:table-cell>
          <table:table-cell table:style-name="ce131" table:number-columns-repeated="3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2"/>
          <table:table-cell table:style-name="ce23"/>
          <table:table-cell table:style-name="ce19" table:number-columns-repeated="5"/>
          <table:table-cell table:style-name="ce23"/>
          <table:table-cell table:style-name="ce19" table:number-columns-repeated="2"/>
          <table:table-cell table:style-name="ce23"/>
          <table:table-cell table:style-name="ce19" table:number-columns-repeated="12"/>
          <table:table-cell table:style-name="ce131" table:number-columns-repeated="3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18" office:value-type="string" calcext:value-type="string" table:number-columns-spanned="21" table:number-rows-spanned="1">
            <text:p>Absolute values</text:p>
          </table:table-cell>
          <table:covered-table-cell table:style-name="ce3"/>
          <table:covered-table-cell table:style-name="ce24"/>
          <table:covered-table-cell table:number-columns-repeated="5" table:style-name="ce3"/>
          <table:covered-table-cell table:style-name="ce24"/>
          <table:covered-table-cell table:number-columns-repeated="2" table:style-name="ce3"/>
          <table:covered-table-cell table:style-name="ce24"/>
          <table:covered-table-cell table:number-columns-repeated="7" table:style-name="ce3"/>
          <table:covered-table-cell table:number-columns-repeated="2" table:style-name="ce24"/>
          <table:table-cell table:style-name="ce61" table:number-columns-repeated="39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number-columns-repeated="2"/>
          <table:table-cell office:value-type="float" office:value="120248.988052357" calcext:value-type="float">
            <text:p>120248.988052357</text:p>
          </table:table-cell>
          <table:table-cell office:value-type="float" office:value="6246.76661771931" calcext:value-type="float">
            <text:p>6246.76661771931</text:p>
          </table:table-cell>
          <table:table-cell table:style-name="Default" office:value-type="float" office:value="6643.99831956299" calcext:value-type="float">
            <text:p>6643.99831956299</text:p>
          </table:table-cell>
          <table:table-cell office:value-type="float" office:value="15976.2394056868" calcext:value-type="float">
            <text:p>15976.2394056868</text:p>
          </table:table-cell>
          <table:table-cell office:value-type="float" office:value="653.707066096953" calcext:value-type="float">
            <text:p>653.707066096953</text:p>
          </table:table-cell>
          <table:table-cell office:value-type="float" office:value="7048.33333333333" calcext:value-type="float">
            <text:p>7048.33333333333</text:p>
          </table:table-cell>
          <table:table-cell office:value-type="float" office:value="70961.662863033" calcext:value-type="float">
            <text:p>70961.662863033</text:p>
          </table:table-cell>
          <table:table-cell office:value-type="float" office:value="21556.4563797921" calcext:value-type="float">
            <text:p>21556.4563797921</text:p>
          </table:table-cell>
          <table:table-cell table:style-name="Default" office:value-type="float" office:value="26885.9531453569" calcext:value-type="float">
            <text:p>26885.9531453569</text:p>
          </table:table-cell>
          <table:table-cell office:value-type="float" office:value="22424.0116017301" calcext:value-type="float">
            <text:p>22424.0116017301</text:p>
          </table:table-cell>
          <table:table-cell office:value-type="float" office:value="26243.8760336541" calcext:value-type="float">
            <text:p>26243.8760336541</text:p>
          </table:table-cell>
          <table:table-cell table:style-name="Default" office:value-type="float" office:value="20852.2784785994" calcext:value-type="float">
            <text:p>20852.2784785994</text:p>
          </table:table-cell>
          <table:table-cell office:value-type="float" office:value="21442.6821008604" calcext:value-type="float">
            <text:p>21442.6821008604</text:p>
          </table:table-cell>
          <table:table-cell office:value-type="float" office:value="22347.1006239326" calcext:value-type="float">
            <text:p>22347.1006239326</text:p>
          </table:table-cell>
          <table:table-cell office:value-type="float" office:value="14451.1972712125" calcext:value-type="float">
            <text:p>14451.1972712125</text:p>
          </table:table-cell>
          <table:table-cell office:value-type="float" office:value="44453.0328542737" calcext:value-type="float">
            <text:p>44453.0328542737</text:p>
          </table:table-cell>
          <table:table-cell office:value-type="float" office:value="59030.7357029816" calcext:value-type="float">
            <text:p>59030.7357029816</text:p>
          </table:table-cell>
          <table:table-cell office:value-type="float" office:value="100493.689006769" calcext:value-type="float">
            <text:p>100493.689006769</text:p>
          </table:table-cell>
          <table:table-cell office:value-type="float" office:value="58569.8352216935" calcext:value-type="float">
            <text:p>58569.8352216935</text:p>
          </table:table-cell>
          <table:table-cell table:style-name="Default" office:value-type="float" office:value="73821.2500331341" calcext:value-type="float">
            <text:p>73821.2500331341</text:p>
          </table:table-cell>
          <table:table-cell table:style-name="Default" office:value-type="float" office:value="2492.13796809911" calcext:value-type="float">
            <text:p>2492.13796809911</text:p>
          </table:table-cell>
          <table:table-cell office:value-type="float" office:value="7967.11869425832" calcext:value-type="float">
            <text:p>7967.11869425832</text:p>
          </table:table-cell>
          <table:table-cell office:value-type="float" office:value="21540.6666666667" calcext:value-type="float">
            <text:p>21540.6666666667</text:p>
          </table:table-cell>
          <table:table-cell office:value-type="float" office:value="42670.4328579805" calcext:value-type="float">
            <text:p>42670.4328579805</text:p>
          </table:table-cell>
          <table:table-cell table:number-columns-repeated="3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0" table:number-columns-repeated="2"/>
          <table:table-cell office:value-type="float" office:value="120442.758358808" calcext:value-type="float">
            <text:p>120442.758358808</text:p>
          </table:table-cell>
          <table:table-cell office:value-type="float" office:value="6267.9882534792" calcext:value-type="float">
            <text:p>6267.9882534792</text:p>
          </table:table-cell>
          <table:table-cell table:style-name="Default" office:value-type="float" office:value="6662.24968470808" calcext:value-type="float">
            <text:p>6662.24968470808</text:p>
          </table:table-cell>
          <table:table-cell office:value-type="float" office:value="15927.7919935584" calcext:value-type="float">
            <text:p>15927.7919935584</text:p>
          </table:table-cell>
          <table:table-cell office:value-type="float" office:value="653.707066096953" calcext:value-type="float">
            <text:p>653.707066096953</text:p>
          </table:table-cell>
          <table:table-cell office:value-type="float" office:value="7063.66666666667" calcext:value-type="float">
            <text:p>7063.66666666667</text:p>
          </table:table-cell>
          <table:table-cell office:value-type="float" office:value="71082.7633144636" calcext:value-type="float">
            <text:p>71082.7633144636</text:p>
          </table:table-cell>
          <table:table-cell office:value-type="float" office:value="21485.6403990912" calcext:value-type="float">
            <text:p>21485.6403990912</text:p>
          </table:table-cell>
          <table:table-cell table:style-name="Default" office:value-type="float" office:value="26881.6767835376" calcext:value-type="float">
            <text:p>26881.6767835376</text:p>
          </table:table-cell>
          <table:table-cell office:value-type="float" office:value="22436.1277721414" calcext:value-type="float">
            <text:p>22436.1277721414</text:p>
          </table:table-cell>
          <table:table-cell office:value-type="float" office:value="26238.0639323476" calcext:value-type="float">
            <text:p>26238.0639323476</text:p>
          </table:table-cell>
          <table:table-cell table:style-name="Default" office:value-type="float" office:value="20852.2784785994" calcext:value-type="float">
            <text:p>20852.2784785994</text:p>
          </table:table-cell>
          <table:table-cell office:value-type="float" office:value="21442.6821008604" calcext:value-type="float">
            <text:p>21442.6821008604</text:p>
          </table:table-cell>
          <table:table-cell office:value-type="float" office:value="22351.0883508609" calcext:value-type="float">
            <text:p>22351.0883508609</text:p>
          </table:table-cell>
          <table:table-cell office:value-type="float" office:value="14429.0750968308" calcext:value-type="float">
            <text:p>14429.0750968308</text:p>
          </table:table-cell>
          <table:table-cell office:value-type="float" office:value="44604.1172190405" calcext:value-type="float">
            <text:p>44604.1172190405</text:p>
          </table:table-cell>
          <table:table-cell office:value-type="float" office:value="59030.7357029816" calcext:value-type="float">
            <text:p>59030.7357029816</text:p>
          </table:table-cell>
          <table:table-cell office:value-type="float" office:value="99660.2794611321" calcext:value-type="float">
            <text:p>99660.2794611321</text:p>
          </table:table-cell>
          <table:table-cell office:value-type="float" office:value="58799.1870195991" calcext:value-type="float">
            <text:p>58799.1870195991</text:p>
          </table:table-cell>
          <table:table-cell table:style-name="Default" office:value-type="float" office:value="73827.7213551572" calcext:value-type="float">
            <text:p>73827.7213551572</text:p>
          </table:table-cell>
          <table:table-cell table:style-name="Default" office:value-type="float" office:value="2490.74104851334" calcext:value-type="float">
            <text:p>2490.74104851334</text:p>
          </table:table-cell>
          <table:table-cell office:value-type="float" office:value="7967.11869425832" calcext:value-type="float">
            <text:p>7967.11869425832</text:p>
          </table:table-cell>
          <table:table-cell office:value-type="float" office:value="21504" calcext:value-type="float">
            <text:p>21504</text:p>
          </table:table-cell>
          <table:table-cell office:value-type="float" office:value="42835.6405596845" calcext:value-type="float">
            <text:p>42835.6405596845</text:p>
          </table:table-cell>
          <table:table-cell table:number-columns-repeated="36"/>
        </table:table-row>
        <table:table-row table:style-name="ro4">
          <table:table-cell table:style-name="ce3" table:number-columns-spanned="2" table:number-rows-spanned="1"/>
          <table:covered-table-cell table:style-name="ce10" table:formula="of:=SUM([.D9:.X9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best result of heuristics</text:p>
          </table:table-cell>
          <table:covered-table-cell table:style-name="ce15"/>
          <table:covered-table-cell table:style-name="ce24"/>
          <table:covered-table-cell table:number-columns-repeated="5" table:style-name="ce15"/>
          <table:covered-table-cell table:style-name="ce24"/>
          <table:covered-table-cell table:number-columns-repeated="2" table:style-name="ce15"/>
          <table:covered-table-cell table:style-name="ce24"/>
          <table:covered-table-cell table:number-columns-repeated="7" table:style-name="ce15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0:.X10])/15" office:value-type="float" office:value="0.0100087627270388" calcext:value-type="float">
            <text:p>0.010008762727039</text:p>
          </table:table-cell>
          <table:table-cell table:style-name="ce13" table:formula="of:=[.B10]" office:value-type="percentage" office:value="0.0100087627270388" calcext:value-type="percentage">
            <text:p>1.00%</text:p>
          </table:table-cell>
          <table:table-cell table:style-name="ce112" table:formula="of:=([.D4]-[.D7])/[.D4]" office:value-type="float" office:value="0.0185987991450748" calcext:value-type="float">
            <text:p>0.018598799145075</text:p>
          </table:table-cell>
          <table:table-cell table:style-name="ce112" table:number-columns-repeated="2"/>
          <table:table-cell table:style-name="ce112" table:formula="of:=([.G4]-[.G7])/[.G4]" office:value-type="float" office:value="0.00672834908235416" calcext:value-type="float">
            <text:p>0.006728349082354</text:p>
          </table:table-cell>
          <table:table-cell table:style-name="ce112" table:number-columns-repeated="2"/>
          <table:table-cell table:style-name="ce112" table:formula="of:=([.J4]-[.J7])/[.J4]" office:value-type="float" office:value="0.00747985982335553" calcext:value-type="float">
            <text:p>0.007479859823356</text:p>
          </table:table-cell>
          <table:table-cell table:style-name="ce112"/>
          <table:table-cell table:style-name="ce112" table:formula="of:=([.L4]-[.L7])/[.L4]" office:value-type="float" office:value="0.0151389961171385" calcext:value-type="float">
            <text:p>0.015138996117139</text:p>
          </table:table-cell>
          <table:table-cell table:style-name="ce112" table:formula="of:=([.M4]-[.M7])/[.M4]" office:value-type="float" office:value="0.0117649850518574" calcext:value-type="float">
            <text:p>0.011764985051858</text:p>
          </table:table-cell>
          <table:table-cell table:style-name="ce112" table:formula="of:=([.N4]-[.N7])/[.N4]" office:value-type="float" office:value="0.0171799395921976" calcext:value-type="float">
            <text:p>0.017179939592198</text:p>
          </table:table-cell>
          <table:table-cell table:style-name="ce112" table:number-columns-repeated="2"/>
          <table:table-cell table:style-name="ce112" table:formula="of:=([.Q4]-[.Q7])/[.Q4]" office:value-type="float" office:value="0.00677479294077097" calcext:value-type="float">
            <text:p>0.006774792940771</text:p>
          </table:table-cell>
          <table:table-cell table:style-name="ce112"/>
          <table:table-cell table:style-name="ce112" table:formula="of:=([.S4]-[.S7])/[.S4]" office:value-type="float" office:value="0.0137365314294757" calcext:value-type="float">
            <text:p>0.013736531429476</text:p>
          </table:table-cell>
          <table:table-cell table:style-name="ce112" table:formula="of:=([.T4]-[.T7])/[.T4]" office:value-type="float" office:value="0.0151126381736225" calcext:value-type="float">
            <text:p>0.015112638173623</text:p>
          </table:table-cell>
          <table:table-cell table:style-name="ce112" table:formula="of:=([.U4]-[.U7])/[.U4]" office:value-type="float" office:value="0.0130314563729657" calcext:value-type="float">
            <text:p>0.013031456372966</text:p>
          </table:table-cell>
          <table:table-cell table:style-name="ce112" table:formula="of:=([.V4]-[.V7])/[.V4]" office:value-type="float" office:value="0.0128873624822994" calcext:value-type="float">
            <text:p>0.012887362482299</text:p>
          </table:table-cell>
          <table:table-cell table:style-name="ce112" table:formula="of:=([.W4]-[.W7])/[.W4]" office:value-type="float" office:value="0.000262917002876359" calcext:value-type="float">
            <text:p>0.000262917002876</text:p>
          </table:table-cell>
          <table:table-cell table:style-name="ce112" table:formula="of:=([.X4]-[.X7])/[.X4]" office:value-type="float" office:value="0.0114348136915937" calcext:value-type="float">
            <text:p>0.011434813691594</text:p>
          </table:table-cell>
          <table:table-cell table:style-name="ce112"/>
          <table:table-cell table:style-name="ce112" table:formula="of:=([.Z4]-[.Z7])/[.Z4]" office:value-type="float" office:value="0.00656428231025836" calcext:value-type="float">
            <text:p>0.006564282310258</text:p>
          </table:table-cell>
          <table:table-cell table:style-name="ce112" table:formula="of:=([.AA4]-[.AA7])/[.AA4]" office:value-type="float" office:value="0.0395276953562246" calcext:value-type="float">
            <text:p>0.039527695356225</text:p>
          </table:table-cell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0" table:formula="of:=SUM([.D11:.X11])/15" office:value-type="float" office:value="0.0100643654008786" calcext:value-type="float">
            <text:p>0.010064365400879</text:p>
          </table:table-cell>
          <table:table-cell table:style-name="ce13" table:formula="of:=[.B11]" office:value-type="percentage" office:value="0.0100643654008786" calcext:value-type="percentage">
            <text:p>1.01%</text:p>
          </table:table-cell>
          <table:table-cell table:style-name="ce112" table:formula="of:=([.D4]-[.D8])/[.D4]" office:value-type="float" office:value="0.0170173603777171" calcext:value-type="float">
            <text:p>0.017017360377717</text:p>
          </table:table-cell>
          <table:table-cell table:style-name="ce112" table:number-columns-repeated="2"/>
          <table:table-cell table:style-name="ce112" table:formula="of:=([.G4]-[.G8])/[.G4]" office:value-type="float" office:value="0.00974041217213807" calcext:value-type="float">
            <text:p>0.009740412172138</text:p>
          </table:table-cell>
          <table:table-cell table:style-name="ce112" table:number-columns-repeated="2"/>
          <table:table-cell table:style-name="ce112" table:formula="of:=([.J4]-[.J8])/[.J4]" office:value-type="float" office:value="0.00578606302970752" calcext:value-type="float">
            <text:p>0.005786063029708</text:p>
          </table:table-cell>
          <table:table-cell table:style-name="ce112"/>
          <table:table-cell table:style-name="ce112" table:formula="of:=([.L4]-[.L8])/[.L4]" office:value-type="float" office:value="0.0152956437900506" calcext:value-type="float">
            <text:p>0.015295643790051</text:p>
          </table:table-cell>
          <table:table-cell table:style-name="ce112" table:formula="of:=([.M4]-[.M8])/[.M4]" office:value-type="float" office:value="0.0112310206542174" calcext:value-type="float">
            <text:p>0.011231020654217</text:p>
          </table:table-cell>
          <table:table-cell table:style-name="ce112" table:formula="of:=([.N4]-[.N8])/[.N4]" office:value-type="float" office:value="0.0173975998855877" calcext:value-type="float">
            <text:p>0.017397599885588</text:p>
          </table:table-cell>
          <table:table-cell table:style-name="ce112" table:number-columns-repeated="2"/>
          <table:table-cell table:style-name="ce112" table:formula="of:=([.Q4]-[.Q8])/[.Q4]" office:value-type="float" office:value="0.00659755693280952" calcext:value-type="float">
            <text:p>0.00659755693281</text:p>
          </table:table-cell>
          <table:table-cell table:style-name="ce112"/>
          <table:table-cell table:style-name="ce112" table:formula="of:=([.S4]-[.S8])/[.S4]" office:value-type="float" office:value="0.0103844769109423" calcext:value-type="float">
            <text:p>0.010384476910942</text:p>
          </table:table-cell>
          <table:table-cell table:style-name="ce112" table:formula="of:=([.T4]-[.T8])/[.T4]" office:value-type="float" office:value="0.0151126381736225" calcext:value-type="float">
            <text:p>0.015112638173623</text:p>
          </table:table-cell>
          <table:table-cell table:style-name="ce112" table:formula="of:=([.U4]-[.U8])/[.U4]" office:value-type="float" office:value="0.0212165375818617" calcext:value-type="float">
            <text:p>0.021216537581862</text:p>
          </table:table-cell>
          <table:table-cell table:style-name="ce112" table:formula="of:=([.V4]-[.V8])/[.V4]" office:value-type="float" office:value="0.00902195877588474" calcext:value-type="float">
            <text:p>0.009021958775885</text:p>
          </table:table-cell>
          <table:table-cell table:style-name="ce112" table:formula="of:=([.W4]-[.W8])/[.W4]" office:value-type="float" office:value="0.000175278001917441" calcext:value-type="float">
            <text:p>0.000175278001917</text:p>
          </table:table-cell>
          <table:table-cell table:style-name="ce112" table:formula="of:=([.X4]-[.X8])/[.X4]" office:value-type="float" office:value="0.0119889347267219" calcext:value-type="float">
            <text:p>0.011988934726722</text:p>
          </table:table-cell>
          <table:table-cell table:style-name="ce112"/>
          <table:table-cell table:style-name="ce112" table:formula="of:=([.Z4]-[.Z8])/[.Z4]" office:value-type="float" office:value="0.00825531522390813" calcext:value-type="float">
            <text:p>0.008255315223908</text:p>
          </table:table-cell>
          <table:table-cell table:style-name="ce112" table:formula="of:=([.AA4]-[.AA8])/[.AA4]" office:value-type="float" office:value="0.0358090215258315" calcext:value-type="float">
            <text:p>0.035809021525832</text:p>
          </table:table-cell>
          <table:table-cell table:style-name="ce54" table:number-columns-repeated="3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0" table:formula="of:=SUM([.D12:.X12])/22" office:value-type="float" office:value="0" calcext:value-type="float">
            <text:p>0</text:p>
          </table:covered-table-cell>
          <table:table-cell table:style-name="ce10"/>
          <table:table-cell table:style-name="ce18" office:value-type="string" calcext:value-type="string" table:number-columns-spanned="21" table:number-rows-spanned="1">
            <text:p>Relative difference of the fitness value in comparison with the optimal value if known</text:p>
          </table:table-cell>
          <table:covered-table-cell table:style-name="ce15"/>
          <table:covered-table-cell table:style-name="ce24"/>
          <table:covered-table-cell table:number-columns-repeated="5" table:style-name="ce15"/>
          <table:covered-table-cell table:style-name="ce24"/>
          <table:covered-table-cell table:number-columns-repeated="2" table:style-name="ce15"/>
          <table:covered-table-cell table:style-name="ce24"/>
          <table:covered-table-cell table:number-columns-repeated="7" table:style-name="ce15"/>
          <table:covered-table-cell table:number-columns-repeated="2" table:style-name="ce24"/>
          <table:table-cell table:style-name="ce131" table:number-columns-repeated="33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0" table:formula="of:=SUM([.D13:.X13])/9" office:value-type="float" office:value="-0.0113043614892182" calcext:value-type="float">
            <text:p>-0.011304361489218</text:p>
          </table:table-cell>
          <table:table-cell table:style-name="ce13" table:formula="of:=[.B13]*(-1)" office:value-type="percentage" office:value="0.0113043614892182" calcext:value-type="percentage">
            <text:p>1.13%</text:p>
          </table:table-cell>
          <table:table-cell table:style-name="ce112"/>
          <table:table-cell table:style-name="ce112" table:formula="of:=([.E3]-[.E7])/[.E3]" office:value-type="float" office:value="-0.0222400197219393" calcext:value-type="float">
            <text:p>-0.022240019721939</text:p>
          </table:table-cell>
          <table:table-cell table:style-name="ce112" table:formula="of:=([.F3]-[.F7])/[.F3]" office:value-type="float" office:value="-0.0171023548375514" calcext:value-type="float">
            <text:p>-0.017102354837551</text:p>
          </table:table-cell>
          <table:table-cell/>
          <table:table-cell table:style-name="ce112" table:formula="of:=([.H3]-[.H7])/[.H3]" office:value-type="float" office:value="-0.0177446070333084" calcext:value-type="float">
            <text:p>-0.017744607033308</text:p>
          </table:table-cell>
          <table:table-cell table:style-name="ce112" table:formula="of:=([.I3]-[.I7])/[.I3]" office:value-type="float" office:value="-0.0153173917218861" calcext:value-type="float">
            <text:p>-0.015317391721886</text:p>
          </table:table-cell>
          <table:table-cell/>
          <table:table-cell table:style-name="ce112" table:formula="of:=([.K3]-[.K7])/[.K3]" office:value-type="float" office:value="-0.0127323258392679" calcext:value-type="float">
            <text:p>-0.012732325839268</text:p>
          </table:table-cell>
          <table:table-cell table:style-name="ce112" table:number-columns-repeated="3"/>
          <table:table-cell table:style-name="ce112" table:formula="of:=([.O3]-[.O7])/[.O3]" office:value-type="float" office:value="-0.00489215636745017" calcext:value-type="float">
            <text:p>-0.00489215636745</text:p>
          </table:table-cell>
          <table:table-cell table:style-name="ce112" table:formula="of:=([.P3]-[.P7])/[.P3]" office:value-type="float" office:value="-0.00696859456903164" calcext:value-type="float">
            <text:p>-0.006968594569032</text:p>
          </table:table-cell>
          <table:table-cell table:style-name="ce112"/>
          <table:table-cell table:style-name="ce112" table:formula="of:=([.R3]-[.R7])/[.R3]" office:value-type="float" office:value="-0.0047418033125292" calcext:value-type="float">
            <text:p>-0.004741803312529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7])/[.Y3]" office:value-type="float" office:value="-0.00717062490119846" calcext:value-type="float">
            <text:p>-0.007170624901198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0" table:formula="of:=SUM([.D14:.X14])/9" office:value-type="float" office:value="-0.0117055316388914" calcext:value-type="float">
            <text:p>-0.011705531638891</text:p>
          </table:table-cell>
          <table:table-cell table:style-name="ce13" table:formula="of:=[.B14]*(-1)" office:value-type="percentage" office:value="0.0117055316388914" calcext:value-type="percentage">
            <text:p>1.17%</text:p>
          </table:table-cell>
          <table:table-cell table:style-name="ce112"/>
          <table:table-cell table:style-name="ce112" table:formula="of:=([.E3]-[.E8])/[.E3]" office:value-type="float" office:value="-0.0257127931878454" calcext:value-type="float">
            <text:p>-0.025712793187845</text:p>
          </table:table-cell>
          <table:table-cell table:style-name="ce112" table:formula="of:=([.F3]-[.F8])/[.F3]" office:value-type="float" office:value="-0.0198963812016774" calcext:value-type="float">
            <text:p>-0.019896381201677</text:p>
          </table:table-cell>
          <table:table-cell/>
          <table:table-cell table:style-name="ce112" table:formula="of:=([.H3]-[.H8])/[.H3]" office:value-type="float" office:value="-0.0177446070333084" calcext:value-type="float">
            <text:p>-0.017744607033308</text:p>
          </table:table-cell>
          <table:table-cell table:style-name="ce112" table:formula="of:=([.I3]-[.I8])/[.I3]" office:value-type="float" office:value="-0.0175261692115625" calcext:value-type="float">
            <text:p>-0.017526169211563</text:p>
          </table:table-cell>
          <table:table-cell/>
          <table:table-cell table:style-name="ce112" table:formula="of:=([.K3]-[.K8])/[.K3]" office:value-type="float" office:value="-0.00940535819772942" calcext:value-type="float">
            <text:p>-0.009405358197729</text:p>
          </table:table-cell>
          <table:table-cell table:style-name="ce112" table:number-columns-repeated="3"/>
          <table:table-cell table:style-name="ce112" table:formula="of:=([.O3]-[.O8])/[.O3]" office:value-type="float" office:value="-0.00489215636745017" calcext:value-type="float">
            <text:p>-0.00489215636745</text:p>
          </table:table-cell>
          <table:table-cell table:style-name="ce112" table:formula="of:=([.P3]-[.P8])/[.P3]" office:value-type="float" office:value="-0.00696859456903164" calcext:value-type="float">
            <text:p>-0.006968594569032</text:p>
          </table:table-cell>
          <table:table-cell table:style-name="ce112"/>
          <table:table-cell table:style-name="ce112" table:formula="of:=([.R3]-[.R8])/[.R3]" office:value-type="float" office:value="-0.00320372498141721" calcext:value-type="float">
            <text:p>-0.003203724981417</text:p>
          </table:table-cell>
          <table:table-cell/>
          <table:table-cell table:style-name="ce112" table:number-columns-repeated="2"/>
          <table:table-cell/>
          <table:table-cell table:style-name="ce112" table:number-columns-repeated="2"/>
          <table:table-cell table:style-name="ce112" table:formula="of:=([.Y3]-[.Y8])/[.Y3]" office:value-type="float" office:value="-0.00717062490119834" calcext:value-type="float">
            <text:p>-0.007170624901198</text:p>
          </table:table-cell>
          <table:table-cell table:style-name="ce112" table:number-columns-repeated="2"/>
          <table:table-cell table:style-name="ce54" table:number-columns-repeated="30"/>
          <table:table-cell table:number-columns-repeated="6"/>
        </table:table-row>
        <table:table-row table:style-name="ro5" table:number-rows-repeated="2">
          <table:table-cell table:style-name="ce6" table:number-columns-repeated="57"/>
          <table:table-cell table:number-columns-repeated="6"/>
        </table:table-row>
        <table:table-row table:style-name="ro5">
          <table:table-cell table:style-name="ce6"/>
          <table:table-cell table:style-name="ce6" office:value-type="string" calcext:value-type="string">
            <text:p>E(opt)</text:p>
          </table:table-cell>
          <table:table-cell table:style-name="ce6" office:value-type="string" calcext:value-type="string">
            <text:p>I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= 100, m = 10%</text:p>
          </table:table-cell>
          <table:table-cell table:style-name="ce12" table:formula="of:=[.C13]" office:value-type="percentage" office:value="0.0113043614892182" calcext:value-type="percentage">
            <text:p>1.13%</text:p>
          </table:table-cell>
          <table:table-cell table:style-name="ce12" table:formula="of:=[.C10]" office:value-type="percentage" office:value="0.0100087627270388" calcext:value-type="percentage">
            <text:p>1.00%</text:p>
          </table:table-cell>
          <table:table-cell table:style-name="ce6" table:number-columns-repeated="54"/>
          <table:table-cell table:number-columns-repeated="6"/>
        </table:table-row>
        <table:table-row table:style-name="ro5">
          <table:table-cell table:style-name="ce5" office:value-type="string" calcext:value-type="string">
            <text:p>size factor = 3, m = 10%</text:p>
          </table:table-cell>
          <table:table-cell table:style-name="ce12" table:formula="of:=[.C14]" office:value-type="percentage" office:value="0.0117055316388914" calcext:value-type="percentage">
            <text:p>1.17%</text:p>
          </table:table-cell>
          <table:table-cell table:style-name="ce12" table:formula="of:=[.C11]" office:value-type="percentage" office:value="0.0100643654008786" calcext:value-type="percentage">
            <text:p>1.01%</text:p>
          </table:table-cell>
          <table:table-cell table:style-name="ce6" table:number-columns-repeated="54"/>
          <table:table-cell table:number-columns-repeated="6"/>
        </table:table-row>
        <table:table-row table:style-name="ro5" table:number-rows-repeated="11">
          <table:table-cell table:style-name="ce6" table:number-columns-repeated="57"/>
          <table:table-cell table:number-columns-repeated="6"/>
        </table:table-row>
        <table:table-row table:style-name="ro5" table:number-rows-repeated="1048545">
          <table:table-cell table:number-columns-repeated="63"/>
        </table:table-row>
        <table:table-row table:style-name="ro5">
          <table:table-cell table:number-columns-repeated="63"/>
        </table:table-row>
      </table:table>
      <table:table table:name="Sheet2" table:style-name="ta1">
        <table:table-column table:style-name="co21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0"/>
        </table:table-row>
        <table:table-row table:style-name="ro5">
          <table:table-cell table:number-columns-repeated="4"/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4:23:18.634339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4T14:23:48.559897074</dc:date>
    <meta:editing-duration>P2DT12H20M45S</meta:editing-duration>
    <meta:editing-cycles>105</meta:editing-cycles>
    <meta:generator>LibreOffice/6.4.2.2$MacOSX_X86_64 LibreOffice_project/4e471d8c02c9c90f512f7f9ead8875b57fcb1ec3</meta:generator>
    <meta:document-statistic meta:table-count="2" meta:cell-count="185" meta:object-count="2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b4c7d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B19" chart:data-source-has-labels="column" svg:x="2.077cm" svg:y="0.345cm" svg:width="18.635cm" svg:height="14.98cm">
          <chartooo:coordinate-region svg:x="3.768cm" svg:y="0.646cm" svg:width="16.944cm" svg:height="10.322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2cm" chart:style-name="ch6">
              <text:p>E(opt)</text:p>
            </chart:title>
            <chart:grid chart:style-name="ch7" chart:class="major"/>
          </chart:axis>
          <chart:series chart:style-name="ch8" chart:values-cell-range-address="RESULTS.B18:RESULTS.B19" chart:class="chart:bar">
            <chart:data-point chart:style-name="ch9"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113043614892182">
                <text:p>0.0113043614892182</text:p>
                <draw:g>
                  <svg:desc>RESULTS.B18:RESULTS.B19</svg:desc>
                </draw:g>
              </table:table-cell>
            </table:table-row>
            <table:table-row>
              <table:table-cell office:value-type="string">
                <text:p>size factor = 3, m = 10%</text:p>
              </table:table-cell>
              <table:table-cell office:value-type="float" office:value="0.0117055316388914">
                <text:p>0.01170553163889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chart:axis-label-position="outside-start" style:rotation-angle="45"/>
      <style:graphic-properties draw:stroke="none" svg:stroke-color="#b3b3b3"/>
      <style:paragraph-properties style:writing-mode="rl-tb"/>
      <style:text-properties fo:font-size="14pt" style:font-size-asian="10pt" style:font-size-complex="10pt"/>
    </style:style>
    <style:style style:name="ch4" style:family="chart">
      <style:chart-properties chart:auto-position="true"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0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style:rotation-angle="90"/>
      <style:text-properties fo:font-size="20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e0c2cd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134cm" svg:height="17.295cm" xlink:href=".." xlink:type="simple" chart:class="chart:bar" chart:style-name="ch1">
        <chart:plot-area chart:style-name="ch2" table:cell-range-address="RESULTS.A18:RESULTS.A19 RESULTS.C18:RESULTS.C19" chart:data-source-has-labels="column" svg:x="2.077cm" svg:y="0.345cm" svg:width="18.635cm" svg:height="14.98cm">
          <chartooo:coordinate-region svg:x="3.768cm" svg:y="0.646cm" svg:width="16.944cm" svg:height="10.172cm"/>
          <chart:axis chart:dimension="x" chart:name="primary-x" chart:style-name="ch3" chartooo:axis-type="auto">
            <chartooo:date-scale/>
            <chart:title svg:x="9.207cm" svg:y="15.67cm" chart:style-name="ch4">
              <text:p>Configuration</text:p>
            </chart:title>
            <chart:categories table:cell-range-address="RESULTS.A18:RESULTS.A19"/>
          </chart:axis>
          <chart:axis chart:dimension="y" chart:name="primary-y" chart:style-name="ch5">
            <chart:title svg:x="0.305cm" svg:y="7.11cm" chart:style-name="ch6">
              <text:p>I(h)</text:p>
            </chart:title>
            <chart:grid chart:style-name="ch7" chart:class="major"/>
          </chart:axis>
          <chart:series chart:style-name="ch8" chart:values-cell-range-address="RESULTS.C18:RESULTS.C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ize = 100, m = 10%</text:p>
                <draw:g>
                  <svg:desc>RESULTS.A18:RESULTS.A19</svg:desc>
                </draw:g>
              </table:table-cell>
              <table:table-cell office:value-type="float" office:value="0.0100087627270388">
                <text:p>0.0100087627270388</text:p>
                <draw:g>
                  <svg:desc>RESULTS.C18:RESULTS.C19</svg:desc>
                </draw:g>
              </table:table-cell>
            </table:table-row>
            <table:table-row>
              <table:table-cell office:value-type="string">
                <text:p>size factor = 3, m = 10%</text:p>
              </table:table-cell>
              <table:table-cell office:value-type="float" office:value="0.0100643654008786">
                <text:p>0.0100643654008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